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b079f" officeooo:paragraph-rsid="004b079f"/>
    </style:style>
    <style:style style:name="P3" style:family="paragraph" style:parent-style-name="Text_20_body">
      <style:text-properties officeooo:rsid="004f9818" officeooo:paragraph-rsid="004f9818"/>
    </style:style>
    <style:style style:name="P4" style:family="paragraph" style:parent-style-name="Text_20_body">
      <style:text-properties officeooo:rsid="005108fe" officeooo:paragraph-rsid="005108fe"/>
    </style:style>
    <style:style style:name="P5" style:family="paragraph" style:parent-style-name="Text_20_body">
      <style:text-properties fo:font-weight="normal" officeooo:rsid="00524e1e" officeooo:paragraph-rsid="00524e1e" style:font-weight-asian="normal" style:font-weight-complex="normal"/>
    </style:style>
    <style:style style:name="P6" style:family="paragraph" style:parent-style-name="Text_20_body">
      <style:text-properties fo:font-weight="normal" officeooo:rsid="005d41af" officeooo:paragraph-rsid="005d41af" style:font-weight-asian="normal" style:font-weight-complex="normal"/>
    </style:style>
    <style:style style:name="P7" style:family="paragraph" style:parent-style-name="Text_20_body">
      <style:text-properties fo:font-weight="normal" officeooo:rsid="005ef2a3" officeooo:paragraph-rsid="005ef2a3" style:font-weight-asian="normal" style:font-weight-complex="normal"/>
    </style:style>
    <style:style style:name="P8" style:family="paragraph" style:parent-style-name="Text_20_body">
      <style:text-properties officeooo:rsid="005a7f43" officeooo:paragraph-rsid="005a7f43"/>
    </style:style>
    <style:style style:name="P9" style:family="paragraph" style:parent-style-name="Text_20_body">
      <style:text-properties officeooo:rsid="005ef2a3" officeooo:paragraph-rsid="005ef2a3"/>
    </style:style>
    <style:style style:name="P10" style:family="paragraph" style:parent-style-name="Text_20_body">
      <style:text-properties officeooo:paragraph-rsid="0061589d"/>
    </style:style>
    <style:style style:name="P11" style:family="paragraph" style:parent-style-name="Text_20_body">
      <style:text-properties officeooo:rsid="00696fa3" officeooo:paragraph-rsid="00696fa3"/>
    </style:style>
    <style:style style:name="P12" style:family="paragraph" style:parent-style-name="Text_20_body">
      <style:text-properties officeooo:rsid="006b1254" officeooo:paragraph-rsid="006b1254"/>
    </style:style>
    <style:style style:name="P13" style:family="paragraph" style:parent-style-name="Text_20_body">
      <style:text-properties officeooo:rsid="006baf14" officeooo:paragraph-rsid="006baf14"/>
    </style:style>
    <style:style style:name="P14" style:family="paragraph" style:parent-style-name="Text_20_body">
      <style:text-properties officeooo:rsid="006cebfb" officeooo:paragraph-rsid="006cebfb"/>
    </style:style>
    <style:style style:name="P15" style:family="paragraph" style:parent-style-name="Text_20_body">
      <style:text-properties officeooo:rsid="006d0cd4" officeooo:paragraph-rsid="006d0cd4"/>
    </style:style>
    <style:style style:name="P16" style:family="paragraph" style:parent-style-name="Text_20_body">
      <style:text-properties officeooo:rsid="006e2d1e" officeooo:paragraph-rsid="006e2d1e"/>
    </style:style>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Text_20_body">
      <style:text-properties officeooo:rsid="006c7a7e" officeooo:paragraph-rsid="006c7a7e"/>
    </style:style>
    <style:style style:name="P19" style:family="paragraph" style:parent-style-name="Text_20_body">
      <style:text-properties officeooo:rsid="007df6e9" officeooo:paragraph-rsid="007df6e9"/>
    </style:style>
    <style:style style:name="P20" style:family="paragraph" style:parent-style-name="Text_20_body">
      <style:text-properties officeooo:rsid="007f5dc7" officeooo:paragraph-rsid="007f5dc7"/>
    </style:style>
    <style:style style:name="P21" style:family="paragraph" style:parent-style-name="Text_20_body">
      <style:text-properties fo:font-weight="bold" officeooo:rsid="00524e1e" officeooo:paragraph-rsid="00524e1e" style:font-weight-asian="bold" style:font-weight-complex="bold"/>
    </style:style>
    <style:style style:name="P22" style:family="paragraph" style:parent-style-name="Text_20_body">
      <style:text-properties fo:font-weight="bold" officeooo:rsid="00a87e40" officeooo:paragraph-rsid="00a87e40" style:font-weight-asian="bold" style:font-weight-complex="bold"/>
    </style:style>
    <style:style style:name="P23" style:family="paragraph" style:parent-style-name="Text_20_body">
      <style:text-properties officeooo:rsid="004de692" officeooo:paragraph-rsid="004de692"/>
    </style:style>
    <style:style style:name="P24" style:family="paragraph" style:parent-style-name="Text_20_body">
      <style:text-properties officeooo:rsid="00939cc5" officeooo:paragraph-rsid="00939cc5"/>
    </style:style>
    <style:style style:name="P25" style:family="paragraph" style:parent-style-name="Text_20_body">
      <style:text-properties officeooo:rsid="0066cbc0" officeooo:paragraph-rsid="00a1838c"/>
    </style:style>
    <style:style style:name="P26" style:family="paragraph" style:parent-style-name="Text_20_body">
      <style:text-properties officeooo:rsid="00a2c6de" officeooo:paragraph-rsid="00a2c6de"/>
    </style:style>
    <style:style style:name="P27" style:family="paragraph" style:parent-style-name="Text_20_body">
      <style:text-properties officeooo:rsid="0066243c" officeooo:paragraph-rsid="00a64143"/>
    </style:style>
    <style:style style:name="P28" style:family="paragraph" style:parent-style-name="Text_20_body">
      <style:text-properties officeooo:rsid="00a87e40" officeooo:paragraph-rsid="00a87e40"/>
    </style:style>
    <style:style style:name="P29" style:family="paragraph" style:parent-style-name="Text_20_body">
      <style:text-properties officeooo:rsid="00ad06dd" officeooo:paragraph-rsid="00ad06dd"/>
    </style:style>
    <style:style style:name="P30" style:family="paragraph" style:parent-style-name="Comando">
      <style:text-properties officeooo:paragraph-rsid="00518ef2"/>
    </style:style>
    <style:style style:name="P31" style:family="paragraph" style:parent-style-name="Comando">
      <style:text-properties officeooo:rsid="008bb877" officeooo:paragraph-rsid="008bb877"/>
    </style:style>
    <style:style style:name="P32" style:family="paragraph" style:parent-style-name="Comando">
      <style:text-properties fo:font-size="10pt" style:font-size-asian="10pt" style:font-size-complex="10pt"/>
    </style:style>
    <style:style style:name="P33" style:family="paragraph" style:parent-style-name="Comando">
      <style:text-properties fo:font-size="10pt" officeooo:paragraph-rsid="0058bd19" style:font-size-asian="10pt" style:font-size-complex="10pt"/>
    </style:style>
    <style:style style:name="P34" style:family="paragraph" style:parent-style-name="Comando">
      <style:text-properties fo:font-size="10pt" officeooo:paragraph-rsid="005ef2a3" style:font-size-asian="10pt" style:font-size-complex="10pt"/>
    </style:style>
    <style:style style:name="P35" style:family="paragraph" style:parent-style-name="Comando">
      <style:text-properties fo:font-size="10pt" officeooo:rsid="00a2c6de" officeooo:paragraph-rsid="00a2c6de" style:font-size-asian="10pt" style:font-size-complex="10pt"/>
    </style:style>
    <style:style style:name="P36" style:family="paragraph" style:parent-style-name="Comando">
      <style:text-properties fo:font-size="10pt" officeooo:paragraph-rsid="00a2c6de" style:font-size-asian="10pt" style:font-size-complex="10pt"/>
    </style:style>
    <style:style style:name="P37" style:family="paragraph" style:parent-style-name="Heading_20_1">
      <style:paragraph-properties fo:text-align="center" style:justify-single-word="false"/>
      <style:text-properties officeooo:rsid="00463cfe" officeooo:paragraph-rsid="00445afc"/>
    </style:style>
    <style:style style:name="P38" style:family="paragraph" style:parent-style-name="Heading_20_2">
      <style:text-properties officeooo:rsid="00494c9d" officeooo:paragraph-rsid="00494c9d"/>
    </style:style>
    <style:style style:name="P39" style:family="paragraph" style:parent-style-name="Heading_20_2">
      <style:text-properties officeooo:rsid="00548301" officeooo:paragraph-rsid="00548301"/>
    </style:style>
    <style:style style:name="P40" style:family="paragraph" style:parent-style-name="Heading_20_2">
      <style:text-properties officeooo:rsid="00a87e40" officeooo:paragraph-rsid="00a87e40"/>
    </style:style>
    <style:style style:name="P41" style:family="paragraph" style:parent-style-name="Heading_20_2">
      <style:text-properties officeooo:rsid="00692bef" officeooo:paragraph-rsid="00692bef"/>
    </style:style>
    <style:style style:name="P42" style:family="paragraph" style:parent-style-name="Heading_20_3">
      <style:text-properties officeooo:rsid="0061589d" officeooo:paragraph-rsid="0061589d"/>
    </style:style>
    <style:style style:name="P43" style:family="paragraph" style:parent-style-name="Heading_20_3">
      <style:text-properties officeooo:rsid="0064f891" officeooo:paragraph-rsid="0064f891"/>
    </style:style>
    <style:style style:name="P44" style:family="paragraph" style:parent-style-name="Heading_20_3">
      <style:text-properties officeooo:rsid="00a87e40" officeooo:paragraph-rsid="00a87e40"/>
    </style:style>
    <style:style style:name="P45" style:family="paragraph" style:parent-style-name="Heading_20_3">
      <style:text-properties officeooo:rsid="006cebfb" officeooo:paragraph-rsid="006cebfb"/>
    </style:style>
    <style:style style:name="P46" style:family="paragraph" style:parent-style-name="Text_20_body" style:list-style-name="L1">
      <style:text-properties officeooo:paragraph-rsid="004de692"/>
    </style:style>
    <style:style style:name="P47" style:family="paragraph" style:parent-style-name="Text_20_body" style:list-style-name="L1">
      <style:text-properties officeooo:paragraph-rsid="005603ca"/>
    </style:style>
    <style:style style:name="P48" style:family="paragraph" style:parent-style-name="Text_20_body" style:list-style-name="L1">
      <style:text-properties officeooo:rsid="00982f45" officeooo:paragraph-rsid="00982f45"/>
    </style:style>
    <style:style style:name="P49" style:family="paragraph" style:parent-style-name="Text_20_body" style:list-style-name="L2">
      <style:text-properties officeooo:paragraph-rsid="005a7f43"/>
    </style:style>
    <style:style style:name="P50" style:family="paragraph" style:parent-style-name="Text_20_body" style:list-style-name="L2">
      <style:text-properties officeooo:paragraph-rsid="005d41af"/>
    </style:style>
    <style:style style:name="P51" style:family="paragraph" style:parent-style-name="Text_20_body" style:list-style-name="L2">
      <style:text-properties fo:font-weight="normal" officeooo:rsid="005d41af" officeooo:paragraph-rsid="005d41af" style:font-weight-asian="normal" style:font-weight-complex="normal"/>
    </style:style>
    <style:style style:name="P52" style:family="paragraph" style:parent-style-name="Text_20_body" style:list-style-name="L3">
      <style:text-properties officeooo:paragraph-rsid="00a64143"/>
    </style:style>
    <style:style style:name="T1" style:family="text">
      <style:text-properties fo:font-weight="bold" style:font-weight-asian="bold" style:font-weight-complex="bold"/>
    </style:style>
    <style:style style:name="T2" style:family="text">
      <style:text-properties fo:font-weight="bold" officeooo:rsid="0061589d" style:font-weight-asian="bold" style:font-weight-complex="bold"/>
    </style:style>
    <style:style style:name="T3" style:family="text">
      <style:text-properties fo:font-weight="bold" officeooo:rsid="004de692" style:font-weight-asian="bold" style:font-weight-complex="bold"/>
    </style:style>
    <style:style style:name="T4" style:family="text">
      <style:text-properties fo:font-weight="bold" officeooo:rsid="005603ca" style:font-weight-asian="bold" style:font-weight-complex="bold"/>
    </style:style>
    <style:style style:name="T5" style:family="text">
      <style:text-properties fo:font-weight="bold" officeooo:rsid="005a7f43" style:font-weight-asian="bold" style:font-weight-complex="bold"/>
    </style:style>
    <style:style style:name="T6" style:family="text">
      <style:text-properties fo:font-weight="bold" officeooo:rsid="005d41af" style:font-weight-asian="bold" style:font-weight-complex="bold"/>
    </style:style>
    <style:style style:name="T7" style:family="text">
      <style:text-properties fo:font-weight="bold" officeooo:rsid="0066ec90" style:font-weight-asian="bold" style:font-weight-complex="bold"/>
    </style:style>
    <style:style style:name="T8" style:family="text">
      <style:text-properties fo:font-weight="bold" officeooo:rsid="00a414aa" style:font-weight-asian="bold" style:font-weight-complex="bold"/>
    </style:style>
    <style:style style:name="T9" style:family="text">
      <style:text-properties fo:font-weight="bold" officeooo:rsid="006624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db36e" style:font-weight-asian="normal" style:font-weight-complex="normal"/>
    </style:style>
    <style:style style:name="T12" style:family="text">
      <style:text-properties fo:font-weight="normal" officeooo:rsid="005d41af" style:font-weight-asian="normal" style:font-weight-complex="normal"/>
    </style:style>
    <style:style style:name="T13" style:family="text">
      <style:text-properties fo:font-weight="normal" officeooo:rsid="0066ec90" style:font-weight-asian="normal" style:font-weight-complex="normal"/>
    </style:style>
    <style:style style:name="T14" style:family="text">
      <style:text-properties fo:font-weight="normal" officeooo:rsid="0099238c" style:font-weight-asian="normal" style:font-weight-complex="normal"/>
    </style:style>
    <style:style style:name="T15" style:family="text">
      <style:text-properties fo:font-weight="normal" officeooo:rsid="005a7f43" style:font-weight-asian="normal" style:font-weight-complex="normal"/>
    </style:style>
    <style:style style:name="T16" style:family="text">
      <style:text-properties officeooo:rsid="0048344f"/>
    </style:style>
    <style:style style:name="T17" style:family="text">
      <style:text-properties officeooo:rsid="0061589d"/>
    </style:style>
    <style:style style:name="T18" style:family="text">
      <style:text-properties officeooo:rsid="00649dfc"/>
    </style:style>
    <style:style style:name="T19" style:family="text">
      <style:text-properties officeooo:rsid="0071e6c5"/>
    </style:style>
    <style:style style:name="T20" style:family="text">
      <style:text-properties officeooo:rsid="0073f874"/>
    </style:style>
    <style:style style:name="T21" style:family="text">
      <style:text-properties officeooo:rsid="0078f7a5"/>
    </style:style>
    <style:style style:name="T22" style:family="text">
      <style:text-properties officeooo:rsid="007f5dc7"/>
    </style:style>
    <style:style style:name="T23" style:family="text">
      <style:text-properties officeooo:rsid="0085d8d3"/>
    </style:style>
    <style:style style:name="T24" style:family="text">
      <style:text-properties officeooo:rsid="008891da"/>
    </style:style>
    <style:style style:name="T25" style:family="text">
      <style:text-properties style:font-name="Liberation Mono1" officeooo:rsid="008a4fe9" style:font-size-asian="10.5pt"/>
    </style:style>
    <style:style style:name="T26" style:family="text">
      <style:text-properties style:font-name="Liberation Mono1" officeooo:rsid="00a99aae"/>
    </style:style>
    <style:style style:name="T27" style:family="text">
      <style:text-properties officeooo:rsid="008fb903"/>
    </style:style>
    <style:style style:name="T28" style:family="text">
      <style:text-properties officeooo:rsid="004de692"/>
    </style:style>
    <style:style style:name="T29" style:family="text">
      <style:text-properties officeooo:rsid="005603ca"/>
    </style:style>
    <style:style style:name="T30" style:family="text">
      <style:text-properties officeooo:rsid="0095a803"/>
    </style:style>
    <style:style style:name="T31" style:family="text">
      <style:text-properties officeooo:rsid="009ead58"/>
    </style:style>
    <style:style style:name="T32" style:family="text">
      <style:text-properties officeooo:rsid="0066243c"/>
    </style:style>
    <style:style style:name="T33" style:family="text">
      <style:text-properties officeooo:rsid="00a892d9"/>
    </style:style>
    <style:style style:name="T34" style:family="text">
      <style:text-properties officeooo:rsid="00a99aae"/>
    </style:style>
    <style:style style:name="T35" style:family="text">
      <style:text-properties officeooo:rsid="00a9cca2"/>
    </style:style>
    <style:style style:name="T36" style:family="text">
      <style:text-properties officeooo:rsid="00af2338"/>
    </style:style>
    <style:style style:name="T37" style:family="text">
      <style:text-properties officeooo:rsid="00b7b315"/>
    </style:style>
    <style:style style:name="T38" style:family="text">
      <style:text-properties officeooo:rsid="00bd9e8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span text:style-name="T37">Creando imágenes docker</text:span>. <text:span text:style-name="T16">Archivo Dockerfile</text:span></text:h>
      <text:h text:style-name="P38" text:outline-level="2">Creación de imágenes con docker build</text:h>
      <text:p text:style-name="P2">Para crear imágenes <text:span text:style-name="T23">docker suele usarse</text:span> un archivo de definición, <text:span text:style-name="T1">Dockerfile</text:span>, <text:span text:style-name="T23">el cual incluye una serie detallada de pasos que serán ejecutados en el proceso de creación de la imagen. Para crear la imagen a partir del archivo Dockefile</text:span> usamos el comando <text:span text:style-name="T1">docker build</text:span></text:p>
      <text:p text:style-name="P17">docker build . -t nombre_imagen</text:p>
      <text:p text:style-name="P2">Según la sintaxis anterior el comando buscará un archivo con nombre <text:span text:style-name="T1">Dockerfile</text:span> en el <text:span text:style-name="T1">directorio actual (.)</text:span> y creará una imagen a partir de las directivas de ese archivo etiqueta<text:span text:style-name="T24">da</text:span> como <text:span text:style-name="T1">nombre_imagen</text:span>.</text:p>
      <text:p text:style-name="P2">Veamos un ejemplo. Tomando el siguiente archivo Dockerfile</text:p>
      <text:p text:style-name="Comando">FROM debian:<text:span text:style-name="T19">latest</text:span></text:p>
      <text:p text:style-name="Comando">ENV TERM xterm</text:p>
      <text:p text:style-name="Comando"><text:span text:style-name="T25">LABEL maintainer=</text:span>javierfp@iessanclemente.net</text:p>
      <text:p text:style-name="P30">#Instalamos nginx</text:p>
      <text:p text:style-name="P30">RUN apt update &amp;&amp; apt install -y nginx</text:p>
      <text:p text:style-name="P31">#Los container de la imagen escucharán en los puertos 80 y 443</text:p>
      <text:p text:style-name="Comando">EXPOSE 80 443</text:p>
      <text:p text:style-name="Comando">#Comando para arrancar nginx</text:p>
      <text:p text:style-name="Comando">CMD ["nginx","-g","daemon off;"]</text:p>
      <text:p text:style-name="P23">Vemos que <text:span text:style-name="T1">la sintaxis del Dockerfile consiste en una serie de comandos, en mayúscula, que indican acciones a realizar durante la generacion de la imagen</text:span>.</text:p>
      <text:p text:style-name="P24"><text:span text:style-name="T1">Algunas de las directivas</text:span> (aunque hay muchas más que podéis consultar en la documentación de docker):</text:p>
      <text:list xml:id="list2964472281" text:style-name="L1">
        <text:list-item>
          <text:p text:style-name="P46"><text:span text:style-name="T3">FROM</text:span><text:span text:style-name="T28"> indica la imagen base sobre la que se construirá la actual. De este modo podemos crear imágenes nuevas a partir de otras.</text:span></text:p>
        </text:list-item>
        <text:list-item>
          <text:p text:style-name="P48"><text:span text:style-name="T1">LABEL</text:span> permite añadir etiquetas descriptivas e información de la imagen</text:p>
        </text:list-item>
        <text:list-item>
          <text:p text:style-name="P46"><text:span text:style-name="T3">ENV</text:span><text:span text:style-name="T28"> permite definir variables de entorno</text:span></text:p>
        </text:list-item>
        <text:list-item>
          <text:p text:style-name="P46"><text:span text:style-name="T3">RUN</text:span><text:span text:style-name="T28"> permite ejecutar comandos durante la creación de la imagen resultante</text:span></text:p>
        </text:list-item>
        <text:list-item>
          <text:p text:style-name="P47"><text:span text:style-name="T4">EXPOSE</text:span><text:span text:style-name="T29"> expone los puertos indicados para que puedan ser accedidos en el container. No los mapea al host. Se accedería a los puertos indicados a través de la IP del container</text:span></text:p>
        </text:list-item>
        <text:list-item>
          <text:p text:style-name="P46"><text:soft-page-break/><text:span text:style-name="T3">CMD</text:span><text:span text:style-name="T28"> permite pasar un comando y sus argumentos, estableciendo el comando que se ejecutará cuando se cree un container a partir de esa imagen. Esta directiva es similar a la directiva </text:span><text:span text:style-name="T3">ENTRYPOINT</text:span></text:p>
        </text:list-item>
      </text:list>
      <text:p text:style-name="P3">Para crear la imagen a partir del Dockerfile anterior, el cual estará en el directorio desde el que se ejecuta el comando:</text:p>
      <text:p text:style-name="Comando">docker build . -t nginximg</text:p>
      <text:p text:style-name="P4">Con el comando anterior se creará la imagen tomando para el build el <text:span text:style-name="T1">Dockerfile</text:span> del directorio actual, al que se hace referencia con la ruta “.”. Esa imagen se etiquetará como <text:span text:style-name="T1">nginximg</text:span></text:p>
      <text:h text:style-name="Heading_20_3" text:outline-level="3">NOTA<text:span text:style-name="T27">S</text:span></text:h>
      <text:p text:style-name="P5">Si queremos tomar un Dockefile desde otra ruta es suficiente indicar el directorio en el comando</text:p>
      <text:p text:style-name="P21">docker build &lt;Ruta_Dockerfile&gt; -t tag</text:p>
      <text:p text:style-name="P5">También puede indicarse un nombre alternativo, por defecto Dockefile, con la opción -f</text:p>
      <text:p text:style-name="P21">docker build . -f nombre_archivo_build -t tag</text:p>
      <text:h text:style-name="P39" text:outline-level="2">Creando un Container LAMP don docker build</text:h>
      <text:h text:style-name="Heading_20_3" text:outline-level="3">Archivo Dockerfile para LAMP</text:h>
      <text:p text:style-name="P29">Creamos un archivo <text:span text:style-name="T1">Dockerfile</text:span> con el siguiente contenido:</text:p>
      <text:p text:style-name="P33">FROM debian:<text:span text:style-name="T20">latest</text:span></text:p>
      <text:p text:style-name="P33">ENV TERM xterm</text:p>
      <text:p text:style-name="P32"><text:span text:style-name="T30">LABEL maintainer=</text:span>javierfp@iessanclemente.net</text:p>
      <text:p text:style-name="P32">#Copiamos el script de inicio del container</text:p>
      <text:p text:style-name="P32">COPY ./lamp.sh /</text:p>
      <text:p text:style-name="P32">#Damos permiso de ejecucion al script</text:p>
      <text:p text:style-name="P32">RUN chmod +x /lamp.sh</text:p>
      <text:p text:style-name="P32">#Instalamos paquetes para LAMP</text:p>
      <text:p text:style-name="P32">#El export evita que pida la password para root de mysql</text:p>
      <text:p text:style-name="P32">RUN <text:s/>export DEBIAN_FRONTEND=noninteractive; \</text:p>
      <text:p text:style-name="P32"><text:tab/>apt update \</text:p>
      <text:p text:style-name="P32"><text:tab/>&amp;&amp; apt install -y apache2 m<text:span text:style-name="T36">ariadb</text:span>-server php php-pear php-mysql</text:p>
      <text:p text:style-name="P32">#Comando para arrancar lamp</text:p>
      <text:p text:style-name="P32">ENTRYPOINT ["/lamp.sh"]</text:p>
      <text:p text:style-name="P8"><text:span text:style-name="T11">A </text:span><text:span text:style-name="T10">la vista del contenido del archivo vemos que toma como base la imagen </text:span><text:span text:style-name="T14">de la última </text:span><text:span text:style-name="T10">debian </text:span><text:span text:style-name="T14">stable</text:span><text:span text:style-name="T10"> de </text:span><text:span text:style-name="T1">dockerhub</text:span><text:span text:style-name="T10"> y ejecuta el </text:span><text:span text:style-name="T1">ENV</text:span><text:span text:style-name="T10"> anteriores.</text:span></text:p>
      <text:list xml:id="list397957823" text:style-name="L2">
        <text:list-item>
          <text:p text:style-name="P49"><text:soft-page-break/><text:span text:style-name="T15">Utiliza una nueva directiva, </text:span><text:span text:style-name="T5">COPY</text:span><text:span text:style-name="T15">, utilizada para copiar archivos a la imagen. De este modo podemos transferir archivos y directorios a la imagen. En este caso el archivo </text:span><text:span text:style-name="T5">lamp.sh</text:span><text:span text:style-name="T15"> es un pequeño script que levantará nuestro </text:span><text:span text:style-name="T12">LAMP.</text:span></text:p>
        </text:list-item>
        <text:list-item>
          <text:p text:style-name="P50"><text:span text:style-name="T12">A continuación ejecutamos varios </text:span><text:span text:style-name="T6">RUN </text:span><text:span text:style-name="T12">para</text:span><text:span text:style-name="T6">:</text:span></text:p>
          <text:list>
            <text:list-item>
              <text:p text:style-name="P51">Conceder permiso de ejecución al script</text:p>
            </text:list-item>
            <text:list-item>
              <text:p text:style-name="P51">Instalación de los paquetes necesarios</text:p>
            </text:list-item>
          </text:list>
        </text:list-item>
      </text:list>
      <text:p text:style-name="P6"><text:span text:style-name="T1">Pueden utilizarse todas las cláusulas RUN necesarias</text:span>, en caso de error en la ejecución de algún comando de una claúsula RUN se detiene el docker build, pero la imagen resultante (incompleta) mantiene los cambios de los RUN anteriores.</text:p>
      <text:p text:style-name="P9"><text:span text:style-name="T10">Por último se ejecuta la claúsula </text:span><text:span text:style-name="T1">ENTRYPOINT</text:span><text:span text:style-name="T10">. Esta claúsula es similar a </text:span><text:span text:style-name="T1">CMD</text:span><text:span text:style-name="T10"> y sirve para indicar el proceso que se ejecutará en el container cuando este inicie. En este caso se indica que ejecute el script correspondiente.</text:span></text:p>
      <text:p text:style-name="P7">El contenido del script sería</text:p>
      <text:p text:style-name="P34">#!/bin/bash</text:p>
      <text:p text:style-name="P34">set -e</text:p>
      <text:p text:style-name="P32">PATH=/bin:/sbin:/usr/bin:/usr/sbin</text:p>
      <text:p text:style-name="P32">service mysql start <text:span text:style-name="T31">&amp;</text:span></text:p>
      <text:p text:style-name="P32">exec apachectl -DFOREGROUND</text:p>
      <text:p text:style-name="P26">podemos <text:span text:style-name="T1">crear el script </text:span><text:span text:style-name="T8">lamp.sh en el directorio actual </text:span><text:span text:style-name="T1">ejecutando</text:span>:</text:p>
      <text:p text:style-name="P35">cat &lt;&lt;EOF &gt; lamp.sh</text:p>
      <text:p text:style-name="P36">#!/bin/bash</text:p>
      <text:p text:style-name="P36">set -e</text:p>
      <text:p text:style-name="P36">PATH=/bin:/sbin:/usr/bin:/usr/sbin</text:p>
      <text:p text:style-name="P36">service mysql start <text:span text:style-name="T31">&amp;</text:span></text:p>
      <text:p text:style-name="P35">exec apachectl -DFOREGROUND</text:p>
      <text:p text:style-name="P32">EOF</text:p>
      <text:p text:style-name="P25"><text:span text:style-name="T10">El motivo por el cual ejecutamos a partir de un script es que </text:span><text:span text:style-name="T1">solo puede haber una claúsula ENTRYPOINT o CMD por Dockefile</text:span><text:span text:style-name="T10">, y por lo general éstas se utilizan para levantar un único proceso. Utilizando un script podemos definir un conjunto secuencial de pasos a dar para creación del proceso y ejecutar previamente al proceso principal, en este caso el comando </text:span><text:span text:style-name="T1">apachectl -DFOREGROUND.</text:span></text:p>
      <text:p text:style-name="P25"><text:span text:style-name="T13">La llamada al comando en cuestión va precedida de </text:span><text:span text:style-name="T7">exec</text:span><text:span text:style-name="T13">, de este modo las señales son recibidas por el proceso creado al llamar al comando, pudiendo por ejemplo detener el container con docker stop.</text:span><text:span text:style-name="T10"> </text:span></text:p>
      <text:h text:style-name="P42" text:outline-level="3"><text:soft-page-break/>Generación de la imagen para LAMP</text:h>
      <text:p text:style-name="P10"><text:span text:style-name="T17">En el directorio desde el que vayamos a invocar al docker build deberemos tener el archivo </text:span><text:span text:style-name="T2">Dockefile</text:span><text:span text:style-name="T17"> anterior y el archivo del script al que llamaremos </text:span><text:span text:style-name="T2">lamp.sh</text:span></text:p>
      <text:p text:style-name="Comando">docker <text:span text:style-name="T18">build . -t lampimg</text:span></text:p>
      <text:h text:style-name="P43" text:outline-level="3">Ejecución de container a partir de la imagen</text:h>
      <text:p text:style-name="Comando">docker run -d --name <text:span text:style-name="T21">lamp </text:span>-p 80:80 lampimg</text:p>
      <text:p text:style-name="P27">Con el comando anterior creamos un container:</text:p>
      <text:list xml:id="list3488944322" text:style-name="L3">
        <text:list-item>
          <text:p text:style-name="P52"><text:span text:style-name="T9">de nombre lamp</text:span><text:span text:style-name="T32"> (--name)</text:span></text:p>
        </text:list-item>
        <text:list-item>
          <text:p text:style-name="P52"><text:span text:style-name="T9">a partir de la imagen lampimg</text:span><text:span text:style-name="T32"> creada en el docker build</text:span></text:p>
        </text:list-item>
        <text:list-item>
          <text:p text:style-name="P52"><text:span text:style-name="T9">en segundo plano</text:span><text:span text:style-name="T32"> (-d)</text:span></text:p>
        </text:list-item>
        <text:list-item>
          <text:p text:style-name="P52"><text:span text:style-name="T9">con mapeo del puerto 80 del container al 80 del host</text:span><text:span text:style-name="T32"> (-p)</text:span></text:p>
        </text:list-item>
      </text:list>
      <text:h text:style-name="P40" text:outline-level="2">Visualización y gestión de imágenes</text:h>
      <text:h text:style-name="P44" text:outline-level="3">Ver las imágenes</text:h>
      <text:p text:style-name="P28">Para ver las imágenes docker disponibles podemos usar el comando</text:p>
      <text:p text:style-name="Comando">docker images</text:p>
      <text:p text:style-name="P28">el cual muestra un listado con las imágenes locales creadas por nosotros o descargadas de dockerhub</text:p>
      <text:h text:style-name="P44" text:outline-level="3">Borrar imágenes</text:h>
      <text:p text:style-name="P28">Para eliminar una imagen ejecutamos:</text:p>
      <text:p text:style-name="P22">docker rmi &lt;nombre_o_hash_imagen&gt;</text:p>
      <text:p text:style-name="P28">por ejemplo para borrar la imagen anterior</text:p>
      <text:p text:style-name="Comando">docker rmi lampimg</text:p>
      <text:h text:style-name="Heading_20_3" text:outline-level="3">NOTA</text:h>
      <text:p text:style-name="P28">Es importante que antes de borrar la imagen no exista ningún container corriendo que esté basado en esa imagen, de lo contrario el proceso de borrado fallará. Por tanto antes pararemos y borraremos todos los container lanzados a partir de la imagen y luego borraremos la misma.</text:p>
      <text:p text:style-name="P28"/>
      <text:h text:style-name="P41" text:outline-level="2"><text:soft-page-break/><text:span text:style-name="T33">APÉNDICE. </text:span>Creación de una imagen para Wordpress</text:h>
      <text:p text:style-name="P11">Podemos tomar como referencia la imagen anterior y crear una imagen que contenga un Wordpress. Para ello podemos usar el siguiente Dockerfile:</text:p>
      <text:p text:style-name="P32">FROM lampimg</text:p>
      <text:p text:style-name="P32">ENV TERM xterm</text:p>
      <text:p text:style-name="P32"><text:span text:style-name="T26">LABEL maintainer=</text:span>javierfp@iessanclemente.net</text:p>
      <text:p text:style-name="P32">#Copiamos el script de inicio del container</text:p>
      <text:p text:style-name="P32">COPY ./wp.sh /</text:p>
      <text:p text:style-name="P32">#Damos permiso de ejecucion al script</text:p>
      <text:p text:style-name="P32">RUN chmod +x /wp.sh</text:p>
      <text:p text:style-name="P32">#Descargamos Wordpress</text:p>
      <text:p text:style-name="P32">RUN <text:s/>apt update &amp;&amp; apt install -y wget \</text:p>
      <text:p text:style-name="P32"><text:tab/>&amp;&amp; cd /tmp; wget https://wordpress.org/latest.tar.gz \</text:p>
      <text:p text:style-name="P32"><text:tab/>&amp;&amp; tar -xzvf latest.tar.gz \</text:p>
      <text:p text:style-name="P32"><text:tab/>&amp;&amp; mv wordpress /var/www/html \</text:p>
      <text:p text:style-name="P32"><text:tab/>&amp;&amp; chown -R www-data:www-data /var/www/html/wordpress</text:p>
      <text:p text:style-name="P32">#Comando para arrancar el container</text:p>
      <text:p text:style-name="P32">ENTRYPOINT ["/wp.sh"]</text:p>
      <text:p text:style-name="P12"><text:span text:style-name="T34">Creamos el s</text:span>cript wp.sh (ENTRYPOINT) <text:span text:style-name="T35">con el siguiente contenido:</text:span></text:p>
      <text:p text:style-name="P32">#!/bin/bash</text:p>
      <text:p text:style-name="P32">set -e</text:p>
      <text:p text:style-name="P32">PATH=/bin:/sbin:/usr/bin:/usr/sbin</text:p>
      <text:p text:style-name="P32">service <text:span text:style-name="T38">mariadb</text:span> start &amp;</text:p>
      <text:p text:style-name="P32">sleep 5</text:p>
      <text:p text:style-name="P32">#Creamos la bbdd</text:p>
      <text:p text:style-name="P32">echo "CREATE DATABASE wordpress" | mysql -u root</text:p>
      <text:p text:style-name="P32">echo "GRANT ALL PRIVILEGES ON wordpress.* TO \"wordpress\"@\"localhost\" IDENTIFIED BY \"abc123.\"" | mysql -u root</text:p>
      <text:p text:style-name="P32">exec apachectl -DFOREGROUND</text:p>
      <text:p text:style-name="P13">Creamos la imagen desde el directorio en el que están el <text:span text:style-name="T1">Dockerfile</text:span> y el script <text:span text:style-name="T1">wp.sh</text:span></text:p>
      <text:p text:style-name="Comando">docker build . -t wpimg</text:p>
      <text:p text:style-name="P18">Ejectuamos el container</text:p>
      <text:h text:style-name="Heading_20_3" text:outline-level="3"><text:soft-page-break/>NOTA</text:h>
      <text:p text:style-name="P19">Anteriormente lanzamos un container basado en la imagen lampimg que mapeaba el puerto 80 al puerto 80 del host, si vamos a usar el mismo puerto para otro container antes de nada debemos de parar el container, de lo contrario el comando siguiente fallará al encontrar un conflicto de asignación de puertos ya en uso. <text:span text:style-name="T22">Por tanto antes de nada ejecutamos:</text:span></text:p>
      <text:p text:style-name="Comando">docker stop lamp</text:p>
      <text:p text:style-name="P20">Ahora sí, lanzamos el comando de creación del container a partir de la imagen que creamos para wordpress:</text:p>
      <text:p text:style-name="Comando">docker run -d -p 80:80 --name wp wpimg</text:p>
      <text:h text:style-name="P45" text:outline-level="3">Instalación de Wordpress</text:h>
      <text:p text:style-name="P14">Ahora ejecutamos la instalación de Wordpress</text:p>
      <text:p text:style-name="P14">Accedemos a <text:a xlink:type="simple" xlink:href="http://localhost/wordpress" text:style-name="Internet_20_link" text:visited-style-name="Visited_20_Internet_20_Link">http://localhost/wordpress</text:a></text:p>
      <text:p text:style-name="P14">Seguimos los pasos, utilizando como credenciales de la bbdd</text:p>
      <text:p text:style-name="P14"><text:span text:style-name="T1">usuario</text:span>: wordpress</text:p>
      <text:p text:style-name="P14"><text:span text:style-name="T1">password</text:span>: abc123.</text:p>
      <text:p text:style-name="P15"><text:span text:style-name="T1">host</text:span>: localhost</text:p>
      <text:p text:style-name="P16">Una vez hecho esto podemos parar el container:</text:p>
      <text:p text:style-name="Comando">docker stop wp</text:p>
      <text:p text:style-name="P16">O volverlo a arrancar:</text:p>
      <text:p text:style-name="Comando">docker start wp</text:p>
      <text:p text:style-name="P16">Cuando sea necesario</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0.06pt solid #000000"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mando" style:family="paragraph" style:parent-style-name="Text_20_body" style:next-style-name="Text_20_body" style:master-page-name="">
      <loext:graphic-properties draw:fill="none" draw:fill-color="#eeeeee"/>
      <style:paragraph-properties style:page-number="auto" fo:background-color="transparent" fo:padding="0.049cm" fo:border="0.06pt dash-dot #000000" style:writing-mode="page"/>
      <style:text-properties style:font-name="Liberation Mono1" fo:font-family="'Liberation Mono'" style:font-style-name="Regular"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1T18:22:50.447000000</meta:creation-date>
    <dc:date>2022-09-26T12:53:27.546695225</dc:date>
    <meta:editing-duration>PT5H48M3S</meta:editing-duration>
    <meta:editing-cycles>141</meta:editing-cycles>
    <meta:generator>LibreOffice/7.3.4.2$Linux_X86_64 LibreOffice_project/30$Build-2</meta:generator>
    <meta:document-statistic meta:table-count="0" meta:image-count="0" meta:object-count="0" meta:page-count="6" meta:paragraph-count="141" meta:word-count="1293" meta:character-count="8007" meta:non-whitespace-character-count="6863"/>
  </office:meta>
</office:document-meta>
</file>